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6.826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1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" draw:marker-end-width="0.305cm" draw:fill="none" draw:textarea-vertical-align="middle" loext:decorative="false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start="" draw:marker-end="Arrowheads_20_38" draw:fill="none" draw:textarea-vertical-align="middle" loext:decorative="false"/>
    </style:style>
    <style:style style:name="gr42" style:family="graphic" style:parent-style-name="objectwithoutfill">
      <style:graphic-properties svg:stroke-color="#000000" draw:marker-start="" draw:marker-end="Arrowheads_20_39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45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4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50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51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9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objectwithoutfill">
      <style:graphic-properties svg:stroke-color="#000000" draw:marker-start="" draw:marker-end="Arrowheads_20_40" draw:marker-end-width="0.20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start="" draw:marker-end="Arrowheads_20_44" draw:marker-end-width="0.203cm" draw:fill="none" draw:textarea-vertical-align="middle" loext:decorative="false"/>
    </style:style>
    <style:style style:name="gr73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0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2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5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076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2"><text:s text:c="5"/></text:span><text:span text:style-name="T2">Mail User Agent</text:span></text:p>
          <text:p text:style-name="P6"><text:span text:style-name="T2"/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/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4" draw:id="id4" draw:layer="layout" svg:width="1.702cm" svg:height="0.61cm" svg:x="12.961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412cm" svg:height="0.854cm" svg:x="16.359cm" svg:y="16.137cm">
          <text:list text:style-name="L3">
            <text:list-header>
              <text:p text:style-name="P4"><text:span text:style-name="T1">5. </text:span><text:span text:style-name="T2">GET </text:span><text:span text:style-name="T1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6.816cm">
          <text:list text:style-name="L3">
            <text:list-header>
              <text:p text:style-name="P4"><text:span text:style-name="T1">1. </text:span><text:span text:style-name="T2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765cm" svg:height="2.04cm" svg:x="27.49cm" svg:y="16.968cm">
          <text:list text:style-name="L3">
            <text:list-header>
              <text:p text:style-name="P4"><text:span text:style-name="T1">6. </text:span><text:span text:style-name="T2">GET</text:span><text:span text:style-name="T1"> placeholder</text:span></text:p>
            </text:list-header>
            <text:list-item>
              <text:p text:style-name="P4"><text:span text:style-name="T1">message and</text:span></text:p>
            </text:list-item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3" draw:id="id13" draw:layer="layout" svg:width="1.702cm" svg:height="0.61cm" svg:x="23.496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2.868cm" svg:height="0.854cm" svg:x="17.875cm" svg:y="11.178cm">
          <text:list text:style-name="L3">
            <text:list-item>
              <text:p text:style-name="P9"><text:span text:style-name="T1">Feder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9" draw:layer="layout" svg:width="9.423cm" svg:height="1.346cm" svg:x="14.3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2.868cm" svg:height="0.854cm" svg:x="17.719cm" svg:y="5.643cm">
          <text:list text:style-name="L3">
            <text:list-header>
              <text:p text:style-name="P4"><text:span text:style-name="T1">Feder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24cm" svg:height="0.854cm" svg:x="28.651cm" svg:y="22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xml:id="id7" draw:id="id7" draw:layer="layout" svg:width="1.702cm" svg:height="0.61cm" svg:x="21.962cm" svg:y="16.752cm">
          <draw:glue-point draw:id="4" svg:x="-5.041cm" svg:y="-2.983cm"/>
          <draw:glue-point draw:id="5" svg:x="-5.041cm" svg:y="3.262cm"/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8.253cm" svg:height="0.854cm" svg:x="14.951cm" svg:y="22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79cm" svg:height="0.854cm" svg:x="14.966cm" svg:y="22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2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xml:id="id9" draw:id="id9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23" draw:layer="layout" draw:type="line" svg:x1="1.518cm" svg:y1="18.791cm" svg:x2="1.518cm" svg:y2="8.345cm" draw:start-shape="id1" draw:start-glue-point="0" draw:end-shape="id2" draw:end-glue-point="2" svg:d="M1518 18791v-10446" svg:viewBox="0 0 1 10447">
          <text:p/>
        </draw:connector>
        <draw:custom-shape draw:style-name="gr29" draw:text-style-name="P20" xml:id="id5" draw:id="id5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7.961cm" svg:height="0.854cm" svg:x="2.114cm" svg:y="22.24cm">
          <text:list text:style-name="L3">
            <text:list-item>
              <text:p text:style-name="P24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25" draw:layer="layout" svg:width="8.016cm" svg:height="0.854cm" svg:x="2.114cm" svg:y="23.162cm">
          <text:list text:style-name="L3">
            <text:list-item>
              <text:p text:style-name="P24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27" draw:layer="layout" svg:width="1.713cm" svg:height="0.854cm" svg:x="12.907cm" svg:y="12.5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27" draw:layer="layout" svg:width="2.894cm" svg:height="0.854cm" svg:x="22.919cm" svg:y="12.5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" draw:text-style-name="P23" draw:layer="layout" draw:type="line" svg:x1="5.472cm" svg:y1="18.947cm" svg:x2="12.961cm" svg:y2="18.976cm" draw:start-shape="id3" draw:start-glue-point="11" draw:end-shape="id4" draw:end-glue-point="8" svg:d="M5472 18947l7489 29" svg:viewBox="0 0 7490 30">
          <text:p/>
        </draw:connector>
        <draw:custom-shape draw:style-name="gr38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9" xml:id="id6" draw:id="id6" draw:layer="layout" svg:width="0.711cm" svg:height="2.184cm" svg:x="24.001cm" svg:y="15.961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23" draw:layer="layout" draw:type="line" svg:x1="25.047cm" svg:y1="17.05cm" svg:x2="24.712cm" svg:y2="17.053cm" draw:start-shape="id5" draw:start-glue-point="3" draw:end-shape="id6" draw:end-glue-point="1" svg:d="M25047 17050l-335 3" svg:viewBox="0 0 336 4">
          <text:p/>
        </draw:connector>
        <draw:connector draw:style-name="gr42" draw:text-style-name="P23" draw:layer="layout" draw:type="line" svg:x1="24.001cm" svg:y1="17.053cm" svg:x2="23.664cm" svg:y2="17.057cm" draw:start-shape="id6" draw:start-glue-point="3" draw:end-shape="id7" draw:end-glue-point="1" svg:d="M24001 17053l-337 4" svg:viewBox="0 0 338 5">
          <text:p/>
        </draw:connector>
        <draw:custom-shape draw:style-name="gr43" draw:text-style-name="P30" xml:id="id8" draw:id="id8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3" draw:layer="layout" draw:type="line" svg:x1="2.369cm" svg:y1="8.04cm" svg:x2="2.676cm" svg:y2="8.038cm" draw:start-shape="id2" draw:start-glue-point="1" draw:end-shape="id8" draw:end-glue-point="3" svg:d="M2369 8040l307-2" svg:viewBox="0 0 308 3">
          <text:p/>
        </draw:connector>
        <draw:connector draw:style-name="gr45" draw:text-style-name="P23" draw:layer="layout" draw:type="line" svg:x1="3.387cm" svg:y1="8.038cm" svg:x2="3.722cm" svg:y2="8.026cm" draw:start-shape="id8" draw:start-glue-point="1" draw:end-shape="id9" draw:end-glue-point="3" svg:d="M3387 8038l335-12" svg:viewBox="0 0 336 13">
          <text:p/>
        </draw:connector>
        <draw:custom-shape draw:style-name="gr46" draw:text-style-name="P22" xml:id="id10" draw:id="id10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xml:id="id12" draw:id="id12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xml:id="id11" draw:id="id11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3" draw:layer="layout" draw:type="line" svg:x1="34.347cm" svg:y1="8.04cm" svg:x2="34.654cm" svg:y2="8.038cm" draw:start-shape="id10" draw:start-glue-point="1" draw:end-shape="id11" draw:end-glue-point="3" svg:d="M34347 8040l307-2" svg:viewBox="0 0 308 3">
          <text:p/>
        </draw:connector>
        <draw:connector draw:style-name="gr50" draw:text-style-name="P23" draw:layer="layout" draw:type="line" svg:x1="35.365cm" svg:y1="8.038cm" svg:x2="35.711cm" svg:y2="8.026cm" draw:start-shape="id11" draw:start-glue-point="1" draw:end-shape="id12" draw:end-glue-point="3" svg:d="M35365 8038l346-12" svg:viewBox="0 0 347 13">
          <text:p/>
        </draw:connector>
        <draw:connector draw:style-name="gr51" draw:text-style-name="P23" draw:layer="layout" draw:type="line" svg:x1="5.424cm" svg:y1="8.026cm" svg:x2="32.645cm" svg:y2="8.04cm" draw:start-shape="id9" draw:start-glue-point="1" draw:end-shape="id10" draw:end-glue-point="3" svg:d="M5424 8026l27221 14" svg:viewBox="0 0 27222 15">
          <text:p/>
        </draw:connector>
        <draw:custom-shape draw:style-name="gr52" draw:text-style-name="P31" xml:id="id1" draw:id="id1" draw:layer="layout" svg:width="1.702cm" svg:height="0.61cm" svg:x="0.667cm" svg:y="18.7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1" xml:id="id3" draw:id="id3" draw:layer="layout" svg:width="1.702cm" svg:height="0.61cm" svg:x="3.773cm" svg:y="18.7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1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23" draw:layer="layout" svg:x1="36.562cm" svg:y1="8.331cm" svg:x2="26.749cm" svg:y2="17.05cm" draw:start-shape="id12" draw:start-glue-point="2" draw:end-shape="id5" draw:end-glue-point="1" svg:d="M36562 8331v8719h-9813" svg:viewBox="0 0 9814 8720">
          <text:p/>
        </draw:connector>
        <draw:custom-shape draw:style-name="gr54" draw:text-style-name="P31" xml:id="id14" draw:id="id14" draw:layer="layout" svg:width="1.702cm" svg:height="0.61cm" svg:x="32.667cm" svg:y="18.7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1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" draw:layer="layout" svg:width="10.548cm" svg:height="0.854cm" svg:x="14.966cm" svg:y="21.34cm">
          <text:list text:style-name="L3">
            <text:list-item>
              <text:p text:style-name="P24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6.446cm" svg:height="0.854cm" svg:x="2.151cm" svg:y="25.7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7.106cm" svg:height="0.854cm" svg:x="2.166cm" svg:y="25.0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5" draw:layer="layout" svg:width="6.75cm" svg:height="0.854cm" svg:x="2.166cm" svg:y="24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32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1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" draw:layer="layout" svg:width="8.279cm" svg:height="0.854cm" svg:x="28.667cm" svg:y="21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279cm" svg:height="0.854cm" svg:x="28.651cm" svg:y="23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10" draw:layer="layout" svg:width="8.143cm" svg:height="0.854cm" svg:x="28.666cm" svg:y="22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32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1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3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3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4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6.966cm" svg:height="0.854cm" svg:x="2.114cm" svg:y="21.316cm">
          <text:list text:style-name="L3">
            <text:list-item>
              <text:p text:style-name="P24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35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35" draw:layer="layout" svg:width="6.405cm" svg:height="1.346cm" svg:x="14.324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1" draw:text-style-name="P23" draw:layer="layout" draw:type="line" svg:x1="24.356cm" svg:y1="18.145cm" svg:x2="24.347cm" svg:y2="18.791cm" draw:start-shape="id6" draw:start-glue-point="2" draw:end-shape="id13" draw:end-glue-point="0" svg:d="M24356 18145l-9 646" svg:viewBox="0 0 10 647">
          <text:p/>
        </draw:connector>
        <draw:connector draw:style-name="gr51" draw:text-style-name="P23" draw:layer="layout" draw:type="line" svg:x1="3.773cm" svg:y1="19.1cm" svg:x2="2.369cm" svg:y2="19.096cm" draw:start-shape="id3" draw:start-glue-point="3" draw:end-shape="id1" draw:end-glue-point="1" svg:d="M3773 19100l-1404-4" svg:viewBox="0 0 1405 5">
          <text:p/>
        </draw:connector>
        <draw:connector draw:style-name="gr72" draw:text-style-name="P23" draw:layer="layout" svg:x1="22.813cm" svg:y1="17.362cm" svg:x2="23.496cm" svg:y2="19.096cm" draw:start-shape="id7" draw:start-glue-point="2" draw:end-shape="id13" draw:end-glue-point="3" svg:d="M22813 17362v1734h683" svg:viewBox="0 0 684 1735">
          <text:p/>
        </draw:connector>
        <draw:connector draw:style-name="gr73" draw:text-style-name="P23" draw:layer="layout" draw:type="line" svg:x1="12.961cm" svg:y1="19.238cm" svg:x2="5.472cm" svg:y2="19.236cm" draw:start-shape="id4" draw:start-glue-point="5" draw:end-shape="id3" draw:end-glue-point="10" svg:d="M12961 19238l-7489-2" svg:viewBox="0 0 7490 3">
          <text:p/>
        </draw:connector>
        <draw:connector draw:style-name="gr51" draw:text-style-name="P23" draw:layer="layout" draw:type="line" svg:x1="21.962cm" svg:y1="16.876cm" svg:x2="14.663cm" svg:y2="18.944cm" draw:start-shape="id7" draw:start-glue-point="4" draw:end-shape="id4" draw:end-glue-point="9" svg:d="M21962 16876l-7299 2068" svg:viewBox="0 0 7300 2069">
          <text:p/>
        </draw:connector>
        <draw:connector draw:style-name="gr73" draw:text-style-name="P23" draw:layer="layout" draw:type="line" svg:x1="14.663cm" svg:y1="19.287cm" svg:x2="21.962cm" svg:y2="17.255cm" draw:start-shape="id4" draw:start-glue-point="11" draw:end-shape="id7" draw:end-glue-point="5" svg:d="M14663 19287l7299-2032" svg:viewBox="0 0 7300 2033">
          <text:p/>
        </draw:connector>
        <draw:connector draw:style-name="gr51" draw:text-style-name="P23" draw:layer="layout" draw:type="line" svg:x1="32.667cm" svg:y1="18.947cm" svg:x2="25.198cm" svg:y2="18.908cm" draw:start-shape="id14" draw:start-glue-point="6" draw:end-shape="id13" draw:end-glue-point="9" svg:d="M32667 18947l-7469-39" svg:viewBox="0 0 7470 40">
          <text:p/>
        </draw:connector>
        <draw:connector draw:style-name="gr73" draw:text-style-name="P23" draw:layer="layout" draw:type="line" svg:x1="25.198cm" svg:y1="19.244cm" svg:x2="32.667cm" svg:y2="19.246cm" draw:start-shape="id13" draw:start-glue-point="6" draw:end-shape="id14" draw:end-glue-point="7" svg:d="M25198 19244l7469 2" svg:viewBox="0 0 7470 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Arrowheads_20_38" draw:display-name="Arrowheads 38" svg:viewBox="0 0 20 13" svg:d="M0 13l10-13 10 13z"/>
    <draw:marker draw:name="Arrowheads_20_39" draw:display-name="Arrowheads 39" svg:viewBox="0 0 20 13" svg:d="M0 13l10-13 10 13z"/>
    <draw:marker draw:name="Arrowheads_20_40" draw:display-name="Arrowheads 40" svg:viewBox="0 0 20 13" svg:d="M0 13l10-13 10 13z"/>
    <draw:marker draw:name="Arrowheads_20_44" draw:display-name="Arrowheads 44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9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09T14:11:12.988253289</dc:date>
    <dc:creator>Igor Zboran</dc:creator>
    <meta:editing-duration>P2DT8H1M39S</meta:editing-duration>
    <meta:editing-cycles>493</meta:editing-cycles>
    <meta:generator>LibreOffice/24.2.5.2$Linux_X86_64 LibreOffice_project/d6e8b0f3fc6e8af2b00cf4969fd0d2fa45b9a62e</meta:generator>
    <meta:document-statistic meta:object-count="79"/>
  </office:meta>
</office:document-meta>
</file>